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201in"/>
    </style:style>
    <style:style style:name="co2" style:family="table-column">
      <style:table-column-properties fo:break-before="auto" style:column-width="8.5839in"/>
    </style:style>
    <style:style style:name="co3" style:family="table-column">
      <style:table-column-properties fo:break-before="auto" style:column-width="22.8346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559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6634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fo:font-size="20pt" style:font-name-asian="Segoe UI" style:font-size-asian="20pt" style:font-name-complex="Tahoma" style:font-size-complex="20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1pt" style:language-asian="zh" style:country-asian="CN" style:font-style-asian="normal" style:font-weight-asian="normal" style:font-name-complex="Tahoma" style:font-size-complex="2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replace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very valuable</text:p>
          </table:table-cell>
          <table:table-cell office:value-type="string" calcext:value-type="string">
            <text:p>Invaluable</text:p>
          </table:table-cell>
          <table:table-cell office:value-type="string" calcext:value-type="string">
            <text:p>The education that students gain at university is invalu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ery important</text:p>
          </table:table-cell>
          <table:table-cell office:value-type="string" calcext:value-type="string">
            <text:p>paramount</text:p>
          </table:table-cell>
          <table:table-cell office:value-type="string" calcext:value-type="string">
            <text:p>Education is paramount to successful career; It is of paramount importance that the government ensure that all citizens have access to educ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rge/big</text:p>
          </table:table-cell>
          <table:table-cell office:value-type="string" calcext:value-type="string">
            <text:p>Significant</text:p>
          </table:table-cell>
          <table:table-cell office:value-type="string" calcext:value-type="string">
            <text:p>A significant proportion of the population can not afford university fees without government support;There has been a significant effort to reduce carbon emission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f the government provides scholarships and financial aid, more young people will be able to attend the university <text:s text:c="2"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ssential element</text:p>
          </table:table-cell>
          <table:table-cell office:value-type="string" calcext:value-type="string">
            <text:p>part and parce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arrival of a notable thing/person;appearance</text:p>
          </table:table-cell>
          <table:table-cell office:value-type="string" calcext:value-type="string">
            <text:p>advent</text:p>
          </table:table-cell>
          <table:table-cell table:style-name="ce6" office:value-type="string" calcext:value-type="string">
            <text:p>The advent of sophisticated modern technology; The advent of smartphones has revolutionized the way people communicate and access information; With the advent of renewable energy technologies, the world is moving toward a more sustainable future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former vie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 strongly advocate</text:p>
          </table:table-cell>
          <table:table-cell/>
          <table:table-cell table:style-name="ce8" office:value-type="string" calcext:value-type="string">
            <text:p>I strongly advocate for workplace diversity and inclusion, as it fosters innovation and creates a more equitable environment for all employees;I strongly advocate for the implementation of renewable energy sources to combat climate change and reduce our dependence on fossil fuels ; I strongly advocate for equal access to quality education, as it is a fundamental right that empowers individuals and strengthens communitie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 demonstrate points and prove arguments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On the one hand there is ample, powerful, almost daily evidence that </text:p>
          </table:table-cell>
          <table:table-cell/>
          <table:table-cell table:style-name="ce8" office:value-type="string" calcext:value-type="string">
            <text:p>On the one hand, there is ample, powerful, almost daily evidence that social media platforms have a profound impact on public opinion, shaping political discourse and cultural trends;On the one hand, there is ample, powerful, almost daily evidence that social media platforms have a profound impact on public opinion, shaping political discourse and cultural trends;On the one hand, there is ample, powerful, almost daily evidence that climate change is accelerating, with rising global temperatures and more frequent extreme weather events;On the one hand, there is ample, powerful, almost daily evidence that economic inequality is widening, with a growing gap between the wealthiest individuals and the rest of the population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trimen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n result in </text:p>
          </table:table-cell>
          <table:table-cell/>
          <table:table-cell table:style-name="ce6" office:value-type="string" calcext:value-type="string">
            <text:p>which can result in people feeling more isolated from the society; A lack of preparation can result in poor performance during important presentations;Skipping breakfast could result in lower energy levels throughout the day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n result from </text:p>
          </table:table-cell>
          <table:table-cell/>
          <table:table-cell table:style-name="ce8" office:value-type="string" calcext:value-type="string">
            <text:p>Environmental damage could result from excessive use of non-biodegradable materials ; Health issues could result from a lack of regular exercise and poor diet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 central reason behind this is twofol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duce … dramatically</text:p>
          </table:table-cell>
          <table:table-cell/>
          <table:table-cell office:value-type="string" calcext:value-type="string">
            <text:p>have reduced face-to-face interactions dramatica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hough the use of …., yet</text:p>
          </table:table-cell>
          <table:table-cell/>
          <table:table-cell table:style-name="ce9" office:value-type="string" calcext:value-type="string">
            <text:p>Though the use of online learning platforms has made education more accessible, yet it cannot fully replace the value of in-person classroom interactions;Though the use of advanced technology has simplified many tasks, yet it has also led to increased dependency on machines;Though the use of renewable energy sources is increasing globally, yet fossil fuels continue to dominate the energy market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dentary lifestyle</text:p>
          </table:table-cell>
          <table:table-cell office:value-type="string" calcext:value-type="string">
            <text:p>sitt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pend on such …. is built u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hich may have damaging effect on … and encoura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cent scientific research by …. demonstrated tha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state of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s a result it is conclusively clear that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dvancement</text:p>
          </table:table-cell>
          <table:table-cell office:value-type="string" calcext:value-type="string">
            <text:p>developm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n the other hand</text:p>
          </table:table-cell>
          <table:table-cell/>
          <table:table-cell office:value-type="string" calcext:value-type="string">
            <text:p>On the other hand, Although there are significant downsides to …., it’s multifold advantages can not be denied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 geographical barrier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e able to share… whenever and wherev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eeping a feeling</text:p>
          </table:table-cell>
          <table:table-cell office:value-type="string" calcext:value-type="string">
            <text:p>hold on</text:p>
          </table:table-cell>
          <table:table-cell office:value-type="string" calcext:value-type="string">
            <text:p>keeping a feeling of proximity and closene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 extensive study by …. illustrated that </text:p>
          </table:table-cell>
          <table:table-cell table:number-columns-repeated="16383"/>
        </table:table-row>
        <table:table-row table:style-name="ro4">
          <table:table-cell office:value-type="string" calcext:value-type="string">
            <text:p>are less likely to experience </text:p>
          </table:table-cell>
          <table:table-cell/>
          <table:table-cell table:style-name="ce5" office:value-type="string" calcext:value-type="string">
            <text:p>Individuals with a strong social support network are less likely to experience feelings of loneliness or depression;People who maintain a healthy diet and exercise regularly are less likely to experience chronic illnesses such as diabetes or heart disease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an those who do no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nsistent with the line of thinking is that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ble to benefit from … by holding</text:p>
          </table:table-cell>
          <table:table-cell/>
          <table:table-cell table:style-name="ce5" office:value-type="string" calcext:value-type="string">
            <text:p>Individuals are able to benefit from improved mental health by holding onto positive habits like regular exercise and mindfulnes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om the arguments and examples given I firmly believe that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dvanced enormously due to</text:p>
          </table:table-cell>
          <table:table-cell table:number-columns-repeated="16383"/>
        </table:table-row>
        <table:table-row table:style-name="ro4">
          <table:table-cell office:value-type="string" calcext:value-type="string">
            <text:p>Despite some potentially serious … , it is predict that </text:p>
          </table:table-cell>
          <table:table-cell/>
          <table:table-cell table:style-name="ce5" office:value-type="string" calcext:value-type="string">
            <text:p>Despite some potentially serious economic challenges, it is predicted that global markets will stabilize by the end of the year;Despite some potentially serious environmental concerns, it is predicted that renewable energy adoption will continue to rise 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Many...have….the importance of</text:p>
          </table:table-cell>
          <table:table-cell/>
          <table:table-cell table:style-name="ce8" office:value-type="string" calcext:value-type="string">
            <text:p>Many experts have emphasized the importance of early childhood education in shaping future success ; Many studies have highlighted the importance of regular exercise for maintaining physical and mental health ; Many businesses have realized the importance of adapting to digital transformation in today’s competitive market 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To my mind, there is now convincing evidence that…</text:p>
          </table:table-cell>
          <table:table-cell/>
          <table:table-cell table:style-name="ce8" office:value-type="string" calcext:value-type="string">
            <text:p>To my mind, there is now convincing evidence that early childhood education has long-term benefits for cognitive development;To my mind, there is now convincing evidence that climate change is accelerating due to human activities ; To my mind, there is now convincing evidence that regular exercise significantly improves mental health; To my mind, there is now convincing evidence that technology is reshaping the way we learn and communicate </text:p>
            <text:p/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...Require …. to perform…</text:p>
          </table:table-cell>
          <table:table-cell/>
          <table:table-cell table:style-name="ce8" office:value-type="string" calcext:value-type="string">
            <text:p>The job may require you to perform tasks under tight deadlines ; The experiment will require the team to perform precise measurements</text:p>
            <text:p/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To begin with </text:p>
          </table:table-cell>
          <table:table-cell table:number-columns-repeated="16383"/>
        </table:table-row>
        <table:table-row table:style-name="ro6">
          <table:table-cell table:style-name="ce4" office:value-type="string" calcext:value-type="string">
            <text:p>...enable...to obtain</text:p>
          </table:table-cell>
          <table:table-cell/>
          <table:table-cell table:style-name="ce13" office:value-type="string" calcext:value-type="string">
            <text:p>Online learning platforms enable students to obtain certifications from top institutions worldwide ; Advanced technology in agriculture enables farmers to obtain higher crop yields with fewer resources ; A strong professional network can enable individuals to obtain valuable career opportunitie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...allow ...to refine</text:p>
          </table:table-cell>
          <table:table-cell/>
          <table:table-cell table:style-name="ce6" office:value-type="string" calcext:value-type="string">
            <text:p>Peer reviews allow writers to refine their work and eliminate errors before publication ; Peer reviews allow writers to refine their work and eliminate errors before publication 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...than … who are not</text:p>
          </table:table-cell>
          <table:table-cell/>
          <table:table-cell table:style-name="ce8" office:value-type="string" calcext:value-type="string">
            <text:p>Children who read frequently usually have a larger vocabulary than those who are not exposed to books;Students who participate in extracurricular activities often develop stronger time management skills than those who are not involved ; Individuals who maintain a balanced diet are generally healthier than those who are not mindful of their eating habit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refore, it is certain the case that</text:p>
          </table:table-cell>
          <table:table-cell/>
          <table:table-cell table:style-name="ce6" office:value-type="string" calcext:value-type="string">
            <text:p>All the evidence points to the suspect's involvement in the crime. therefore, it is certain the case that they will face charges ; The team has won every match this season. therefore, it is certain the case that they are the strongest contenders for the championship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 conclusion, I strongly agree with the notion that…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ill take grater measures …. to ensure that…</text:p>
          </table:table-cell>
          <table:table-cell/>
          <table:table-cell table:style-name="ce8" office:value-type="string" calcext:value-type="string">
            <text:p>The government will take greater measures to ensure that public health guidelines are followed during the pandemic ; Parents will take greater measures to ensure that their children are protected from online threats ; Schools will take greater measures to ensure that students have access to mental health resources</text:p>
            <text:p/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credible opportunities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..can provide...with…</text:p>
          </table:table-cell>
          <table:table-cell/>
          <table:table-cell table:style-name="ce8" office:value-type="string" calcext:value-type="string">
            <text:p>Regular exercise can provide individuals with improved physical health and mental well-being;Online platforms can provide students with access to a wide range of educational resources ; Renewable energy sources can provide cities with sustainable solutions to reduce carbon emission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t is important to bear in mind that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espite ...to be gained ...also face…</text:p>
          </table:table-cell>
          <table:table-cell/>
          <table:table-cell table:style-name="ce6" office:value-type="string" calcext:value-type="string">
            <text:p>Despite the significant progress to be gained from technological advancements, many industries also face challenges related to workforce adaptation and job displacement ; Despite the knowledge to be gained from studying abroad, students also face cultural and language barriers that can hinder their experience ; Despite the potential benefits to be gained from renewable energy adoption, governments also face resistance from industries reliant on fossil fuel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s is largely due to the fact that…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penditure</text:p>
          </table:table-cell>
          <table:table-cell office:value-type="string" calcext:value-type="string">
            <text:p>action of spending fund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eminent</text:p>
          </table:table-cell>
          <table:table-cell office:value-type="string" calcext:value-type="string">
            <text:p>bes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uperate</text:p>
          </table:table-cell>
          <table:table-cell office:value-type="string" calcext:value-type="string">
            <text:p>recover; get bett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...have a lot of gain...but only if…</text:p>
          </table:table-cell>
          <table:table-cell/>
          <table:table-cell table:style-name="ce8" office:value-type="string" calcext:value-type="string">
            <text:p>Humanity has a lot to gain from mitigating climate change, but only if collective action is taken now to reduce emissions and protect ecosystems;Students have a lot to gain from participating in extracurricular activities, but only if they manage their time effectively to balance academics and commitments ; Agriculture has a lot to gain from sustainable practices, but only if farmers are equipped with the knowledge and resources to implement them effectively 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...than ever before since …</text:p>
          </table:table-cell>
          <table:table-cell/>
          <table:table-cell table:style-name="ce8" office:value-type="string" calcext:value-type="string">
            <text:p>Businesses are adapting to remote work models more than ever before since advancements in communication tools made it feasible;Technology has made it easier than ever before since the invention of the internet to connect with people across the globe ; Environmental awareness has grown significantly than ever before since the impacts of climate change became more visible 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...could undermine the reliability...as a result of…</text:p>
          </table:table-cell>
          <table:table-cell/>
          <table:table-cell table:style-name="ce8" office:value-type="string" calcext:value-type="string">
            <text:p>The loss of biodiversity could undermine the reliability of natural carbon sinks, as a result of deforestation and habitat destruction ; Rising global temperatures could undermine the reliability of agricultural systems, as a result of unpredictable weather patterns and prolonged droughts 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...could face...should they be fully[=if they should be fully]…</text:p>
          </table:table-cell>
          <table:table-cell/>
          <table:table-cell table:style-name="ce8" office:value-type="string" calcext:value-type="string">
            <text:p>Residents could face health risks should they be fully exposed to the contaminated water supply;Employees could face significant challenges should they be fully transitioned to remote work without adequate training ; Students could face difficulties in keeping up with the curriculum should they be fully shifted to online learning platforms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...in use depend on …</text:p>
          </table:table-cell>
          <table:table-cell/>
          <table:table-cell table:style-name="ce8" office:value-type="string" calcext:value-type="string">
            <text:p>The adoption rate of renewable energy systems in use depends on public awareness, policy support, and the willingness of industries to transition from fossil fuels;The efficiency of renewable energy systems in use depends on factors such as weather conditions, geographic location, and technological advancements ; The environmental impact of renewable energy technologies in use depends on how sustainably they are manufactured, installed, and maintained </text:p>
          </table:table-cell>
          <table:table-cell table:number-columns-repeated="16381"/>
        </table:table-row>
        <table:table-row table:style-name="ro1" table:number-rows-repeated="1048492">
          <table:table-cell table:number-columns-repeated="16384"/>
        </table:table-row>
        <table:table-row table:style-name="ro7" table:number-rows-repeated="24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 style:data-style-name="N2" text:time-value="21:15:09.4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2T10:22:15.561000000</meta:creation-date>
    <dc:date>2025-01-28T21:25:11.597000000</dc:date>
    <meta:editing-duration>PT9H30M46S</meta:editing-duration>
    <meta:editing-cycles>254</meta:editing-cycles>
    <meta:generator>LibreOffice/24.8.4.2$Windows_X86_64 LibreOffice_project/bb3cfa12c7b1bf994ecc5649a80400d06cd71002</meta:generator>
    <meta:document-statistic meta:table-count="1" meta:cell-count="105" meta:object-count="0"/>
  </office:meta>
</office:document-meta>
</file>